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fo:font-size="12pt" style:text-underline-style="none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3">Stage 2</text:p>
      <text:p text:style-name="P3"/>
      <text:list xml:id="list6121857504962705731" text:style-name="L1">
        <text:list-item>
          <text:p text:style-name="P4"><text:span text:style-name="T1">Rework battlefields to be stored as SQLite data instead of being created in the script.</text:span> </text:p>
        </text:list-item>
        <text:list-item>
          <text:p text:style-name="P5">Ability to load armies for editing.</text:p>
        </text:list-item>
        <text:list-item>
          <text:p text:style-name="P5">Set up all remaining wargear.</text:p>
        </text:list-item>
      </text:list>
      <text:p text:style-name="P2"/>
      <text:p text:style-name="P1">Wargaming</text:p>
      <text:p text:style-name="P1"/>
      <text:p text:style-name="P3">Stage 2</text:p>
      <text:p text:style-name="P3"/>
      <text:list xml:id="list38730571" text:continue-numbering="true" text:style-name="L1">
        <text:list-item>
          <text:p text:style-name="P4">Set up all spells for Paladins and Orcs.</text:p>
        </text:list-item>
        <text:list-item>
          <text:p text:style-name="P4">Add model abilities.</text:p>
        </text:list-item>
        <text:list-item>
          <text:p text:style-name="P4">Add weapon abilities.</text:p>
        </text:list-item>
        <text:list-item>
          <text:p text:style-name="P4">Set up post-game screen.</text:p>
        </text:list-item>
        <text:list-item>
          <text:p text:style-name="P5">Add shoot with all models excluding custom gear option.</text:p>
        </text:list-item>
        <text:list-item>
          <text:p text:style-name="P5">Add transports.</text:p>
        </text:list-item>
        <text:list-item>
          <text:p text:style-name="P5">Add two weapon attack speed bonus.</text:p>
        </text:list-item>
      </text:list>
      <text:p text:style-name="P2"/>
      <text:p text:style-name="P1">Game Setup/Other</text:p>
      <text:p text:style-name="P1"/>
      <text:p text:style-name="P3">Stage 2</text:p>
      <text:p text:style-name="P3"/>
      <text:list xml:id="list38713002" text:continue-numbering="true" text:style-name="L1">
        <text:list-item>
          <text:p text:style-name="P6">Change font.</text:p>
        </text:list-item>
        <text:list-item>
          <text:p text:style-name="P4">Update bad sprites.</text:p>
        </text:list-item>
        <text:list-item>
          <text:p text:style-name="P4">Update UI.</text:p>
        </text:list-item>
        <text:list-item>
          <text:p text:style-name="P4">Look into Cython to speed up pathfinding.</text:p>
        </text:list-item>
      </text:list>
      <text:p text:style-name="P2"/>
      <text:p text:style-name="P1">Content</text:p>
      <text:p text:style-name="P1"/>
      <text:p text:style-name="P3">Stage 2</text:p>
      <text:p text:style-name="P3"/>
      <text:list xml:id="list38731400" text:continue-numbering="true" text:style-name="L1">
        <text:list-item>
          <text:p text:style-name="P4">Add second battlefield.</text:p>
        </text:list-item>
        <text:list-item>
          <text:p text:style-name="P4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37S</meta:editing-duration>
    <meta:editing-cycles>22</meta:editing-cycles>
    <meta:generator>OpenOffice/4.1.4$Win32 OpenOffice.org_project/414m5$Build-9788</meta:generator>
    <dc:date>2019-10-29T18:52:01.63</dc:date>
    <dc:creator>Obafemi Olofin</dc:creator>
    <meta:document-statistic meta:table-count="0" meta:image-count="0" meta:object-count="0" meta:page-count="1" meta:paragraph-count="24" meta:word-count="116" meta:character-count="609"/>
    <meta:user-defined meta:name="Info 1"/>
    <meta:user-defined meta:name="Info 2"/>
    <meta:user-defined meta:name="Info 3"/>
    <meta:user-defined meta:name="Info 4"/>
  </office:meta>
</office:document-meta>
</file>